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102cm" svg:stroke-color="#666666" draw:marker-start-width="0.509cm" draw:marker-end="Rounded_20_short_20_Arrow" draw:marker-end-width="0.254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" draw:id="id23" draw:layer="layout" svg:width="2.921cm" svg:height="3.429cm" svg:x="1.843cm" svg:y="2.5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1" draw:id="id21" draw:layer="layout" svg:width="2.921cm" svg:height="1.375cm" svg:x="1.914cm" svg:y="8.214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9.398cm" svg:x="1.635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0.762cm" svg:height="0.762cm" svg:x="7.46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615cm" svg:y="3.3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xml:id="id2" draw:id="id2" draw:layer="layout" svg:width="0.762cm" svg:height="0.762cm" svg:x="8.864cm" svg:y="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9.016cm" svg:y="2.8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xml:id="id4" draw:id="id4" draw:layer="layout" svg:width="0.762cm" svg:height="0.762cm" svg:x="8.864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9.016cm" svg:y="4.0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xml:id="id5" draw:id="id5" draw:layer="layout" svg:width="0.762cm" svg:height="0.762cm" svg:x="11.764cm" svg:y="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xml:id="id3" draw:id="id3" draw:layer="layout" svg:width="0.81cm" svg:height="0.368cm" svg:x="11.716cm" svg:y="2.9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xml:id="id6" draw:id="id6" draw:layer="layout" svg:width="0.762cm" svg:height="0.762cm" svg:x="7.4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617cm" svg:y="4.8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1" xml:id="id7" draw:id="id7" draw:layer="layout" svg:width="0.762cm" svg:height="0.762cm" svg:x="9.9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117cm" svg:y="4.8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1" draw:layer="layout" draw:type="line" svg:x1="8.225cm" svg:y1="3.429cm" svg:x2="8.864cm" svg:y2="2.93cm" draw:start-shape="id1" draw:start-glue-point="10" draw:end-shape="id2" draw:end-glue-point="6" svg:d="M8225 3429l639-499" svg:viewBox="0 0 640 500">
          <text:p/>
        </draw:connector>
        <draw:connector draw:style-name="gr8" draw:text-style-name="P1" draw:layer="layout" draw:type="line" svg:x1="9.626cm" svg:y1="2.93cm" svg:x2="11.716cm" svg:y2="3.087cm" draw:start-shape="id2" draw:start-glue-point="10" draw:end-shape="id3" draw:end-glue-point="3" svg:d="M9626 2930l2090 157" svg:viewBox="0 0 2091 158">
          <text:p/>
        </draw:connector>
        <draw:connector draw:style-name="gr9" draw:text-style-name="P1" draw:layer="layout" draw:type="line" svg:x1="9.626cm" svg:y1="4.13cm" svg:x2="11.875cm" svg:y2="3.3cm" draw:start-shape="id4" draw:start-glue-point="10" draw:end-shape="id5" draw:end-glue-point="7" svg:d="M9626 4130l2249-830" svg:viewBox="0 0 2250 831">
          <text:p/>
        </draw:connector>
        <draw:connector draw:style-name="gr9" draw:text-style-name="P1" draw:layer="layout" draw:type="line" svg:x1="8.227cm" svg:y1="4.931cm" svg:x2="9.965cm" svg:y2="4.931cm" draw:start-shape="id6" draw:start-glue-point="10" draw:end-shape="id7" draw:end-glue-point="6" svg:d="M8227 4931h1738" svg:viewBox="0 0 1739 1">
          <text:p/>
        </draw:connector>
        <draw:custom-shape draw:style-name="gr10" draw:text-style-name="P1" xml:id="id8" draw:id="id8" draw:layer="layout" svg:width="0.762cm" svg:height="0.762cm" svg:x="14.958cm" svg:y="6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5.11cm" svg:y="6.4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0" draw:text-style-name="P1" xml:id="id9" draw:id="id9" draw:layer="layout" svg:width="0.762cm" svg:height="0.762cm" svg:x="16.459cm" svg:y="6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5cm" svg:height="0.361cm" svg:x="16.611cm" svg:y="6.46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1" draw:text-style-name="P1" draw:layer="layout" draw:type="line" svg:x1="15.72cm" svg:y1="6.592cm" svg:x2="16.459cm" svg:y2="6.593cm" draw:start-shape="id8" draw:start-glue-point="10" draw:end-shape="id9" draw:end-glue-point="6" svg:d="M15720 6592l739 1" svg:viewBox="0 0 740 2">
          <text:p/>
        </draw:connector>
        <draw:custom-shape draw:style-name="gr6" draw:text-style-name="P1" xml:id="id10" draw:id="id10" draw:layer="layout" svg:width="0.762cm" svg:height="0.762cm" svg:x="8.864cm" svg:y="5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7cm" svg:height="0.361cm" svg:x="9.016cm" svg:y="5.5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xml:id="id11" draw:id="id11" draw:layer="layout" svg:width="0.762cm" svg:height="0.762cm" svg:x="10.565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517cm" svg:y="5.5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4" draw:text-style-name="P1" xml:id="id12" draw:id="id12" draw:layer="layout" svg:width="0.762cm" svg:height="0.762cm" svg:x="11.746cm" svg:y="4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5cm" svg:height="0.356cm" svg:x="11.898cm" svg:y="4.6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9" draw:text-style-name="P1" draw:layer="layout" draw:type="line" svg:x1="9.626cm" svg:y1="5.629cm" svg:x2="10.565cm" svg:y2="5.63cm" draw:start-shape="id10" draw:start-glue-point="10" draw:end-shape="id11" draw:end-glue-point="6" svg:d="M9626 5629l939 1" svg:viewBox="0 0 940 2">
          <text:p/>
        </draw:connector>
        <draw:connector draw:style-name="gr9" draw:text-style-name="P1" draw:layer="layout" draw:type="line" svg:x1="11.216cm" svg:y1="5.36cm" svg:x2="11.857cm" svg:y2="5.007cm" draw:start-shape="id11" draw:start-glue-point="11" draw:end-shape="id12" draw:end-glue-point="7" svg:d="M11216 5360l641-353" svg:viewBox="0 0 642 354">
          <text:p/>
        </draw:connector>
        <draw:connector draw:style-name="gr9" draw:text-style-name="P1" draw:layer="layout" draw:type="line" svg:x1="8.227cm" svg:y1="4.931cm" svg:x2="8.864cm" svg:y2="5.629cm" draw:start-shape="id6" draw:start-glue-point="10" draw:end-shape="id10" draw:end-glue-point="6" svg:d="M8227 4931l637 698" svg:viewBox="0 0 638 699">
          <text:p/>
        </draw:connector>
        <draw:connector draw:style-name="gr9" draw:text-style-name="P1" draw:layer="layout" draw:type="line" svg:x1="9.626cm" svg:y1="4.13cm" svg:x2="10.076cm" svg:y2="4.661cm" draw:start-shape="id4" draw:start-glue-point="10" draw:end-shape="id7" draw:end-glue-point="5" svg:d="M9626 4130l450 531" svg:viewBox="0 0 451 532">
          <text:p/>
        </draw:connector>
        <draw:connector draw:style-name="gr9" draw:text-style-name="P1" draw:layer="layout" draw:type="line" svg:x1="10.727cm" svg:y1="4.931cm" svg:x2="11.746cm" svg:y2="4.737cm" draw:start-shape="id7" draw:start-glue-point="10" draw:end-shape="id12" draw:end-glue-point="6" svg:d="M10727 4931l1019-194" svg:viewBox="0 0 1020 195">
          <text:p/>
        </draw:connector>
        <draw:connector draw:style-name="gr9" draw:text-style-name="P1" draw:layer="layout" draw:type="line" svg:x1="8.227cm" svg:y1="4.931cm" svg:x2="8.864cm" svg:y2="4.13cm" draw:start-shape="id6" draw:start-glue-point="10" draw:end-shape="id4" draw:end-glue-point="6" svg:d="M8227 4931l637-801" svg:viewBox="0 0 638 802">
          <text:p/>
        </draw:connector>
        <draw:custom-shape draw:style-name="gr4" draw:text-style-name="P1" xml:id="id14" draw:id="id14" draw:layer="layout" svg:width="0.762cm" svg:height="0.762cm" svg:x="7.464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36cm" svg:height="0.396cm" svg:x="7.516cm" svg:y="8.8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1" xml:id="id13" draw:id="id13" draw:layer="layout" svg:width="0.762cm" svg:height="0.762cm" svg:x="7.4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1cm" svg:height="0.396cm" svg:x="7.518cm" svg:y="9.9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1" draw:layer="layout" svg:width="0.762cm" svg:height="0.762cm" svg:x="7.467cm" svg:y="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5cm" svg:height="0.396cm" svg:x="7.519cm" svg:y="7.8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2" draw:text-style-name="P1" draw:layer="layout" draw:type="line" svg:x1="7.847cm" svg:y1="9.651cm" svg:x2="7.845cm" svg:y2="9.311cm" draw:start-shape="id13" draw:start-glue-point="4" draw:end-shape="id14" draw:end-glue-point="8" svg:d="M7847 9651l-2-340" svg:viewBox="0 0 3 341">
          <text:p/>
        </draw:connector>
        <draw:custom-shape draw:style-name="gr4" draw:text-style-name="P1" xml:id="id16" draw:id="id16" draw:layer="layout" svg:width="0.762cm" svg:height="0.762cm" svg:x="11.791cm" svg:y="8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83cm" svg:height="0.396cm" svg:x="11.843cm" svg:y="8.81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4" draw:text-style-name="P1" xml:id="id15" draw:id="id15" draw:layer="layout" svg:width="0.762cm" svg:height="0.762cm" svg:x="11.793cm" svg:y="9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713cm" svg:height="0.396cm" svg:x="11.845cm" svg:y="9.91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" draw:text-style-name="P1" draw:layer="layout" svg:width="0.762cm" svg:height="0.762cm" svg:x="11.794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92cm" svg:height="0.396cm" svg:x="11.846cm" svg:y="7.81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2" draw:text-style-name="P1" draw:layer="layout" draw:type="line" svg:x1="12.174cm" svg:y1="9.662cm" svg:x2="12.172cm" svg:y2="9.322cm" draw:start-shape="id15" draw:start-glue-point="4" draw:end-shape="id16" draw:end-glue-point="8" svg:d="M12174 9662l-2-340" svg:viewBox="0 0 3 341">
          <text:p/>
        </draw:connector>
        <draw:custom-shape draw:style-name="gr13" draw:text-style-name="P1" xml:id="id17" draw:id="id17" draw:layer="layout" svg:width="1.159cm" svg:height="3.302cm" svg:x="7.26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159cm" svg:height="3.302cm" svg:x="11.62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192cm" svg:height="3.844cm" svg:x="11.565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159cm" svg:height="3.844cm" svg:x="7.269cm" svg:y="2.27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7.848cm" svg:y1="7.35cm" svg:x2="7.848cm" svg:y2="6.114cm" draw:start-shape="id17" draw:start-glue-point="0" draw:end-shape="id18" draw:end-glue-point="2" svg:d="M7848 7350v-1236" svg:viewBox="0 0 1 1237">
          <text:p/>
        </draw:connector>
        <draw:connector draw:style-name="gr14" draw:text-style-name="P1" draw:layer="layout" draw:type="line" svg:x1="12.199cm" svg:y1="7.35cm" svg:x2="12.161cm" svg:y2="6.114cm" draw:start-shape="id19" draw:start-glue-point="0" draw:end-shape="id20" draw:end-glue-point="2" svg:d="M12199 7350l-38-1236" svg:viewBox="0 0 39 1237">
          <text:p/>
        </draw:connector>
        <draw:connector draw:style-name="gr14" draw:text-style-name="P1" draw:layer="layout" draw:type="line" svg:x1="4.835cm" svg:y1="8.901cm" svg:x2="6.08cm" svg:y2="8.887cm" draw:start-shape="id21" draw:start-glue-point="1" draw:end-shape="id22" draw:end-glue-point="3" svg:d="M4835 8901l1245-14" svg:viewBox="0 0 1246 15">
          <text:p/>
        </draw:connector>
        <draw:connector draw:style-name="gr14" draw:text-style-name="P1" draw:layer="layout" draw:type="line" svg:x1="4.764cm" svg:y1="4.309cm" svg:x2="6.08cm" svg:y2="4.328cm" draw:start-shape="id23" draw:start-glue-point="8" draw:end-shape="id24" svg:d="M4764 4309l1316 19" svg:viewBox="0 0 1317 20">
          <text:p/>
        </draw:connector>
        <draw:custom-shape draw:style-name="gr3" draw:text-style-name="P1" xml:id="id26" draw:id="id26" draw:layer="layout" svg:width="2.438cm" svg:height="1.143cm" svg:x="14.894cm" svg:y="5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5.875cm" svg:height="9.779cm" svg:x="1.508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5" draw:id="id25" draw:layer="layout" svg:width="8.636cm" svg:height="9.398cm" svg:x="5.572cm" svg:y="1.762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14.208cm" svg:y1="6.461cm" svg:x2="14.894cm" svg:y2="6.448cm" draw:start-shape="id25" draw:end-shape="id26" draw:end-glue-point="3" svg:d="M14208 6461l686-13" svg:viewBox="0 0 687 14">
          <text:p/>
        </draw:connector>
        <draw:custom-shape draw:style-name="gr4" draw:text-style-name="P1" draw:layer="layout" svg:width="0.762cm" svg:height="0.762cm" svg:x="6.264cm" svg:y="3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6.416cm" svg:y="4.20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0" draw:text-style-name="P1" xml:id="id27" draw:id="id27" draw:layer="layout" svg:width="0.762cm" svg:height="0.762cm" svg:x="6.26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48cm" svg:height="0.357cm" svg:x="6.417cm" svg:y="4.20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0" draw:text-style-name="P1" xml:id="id28" draw:id="id28" draw:layer="layout" svg:width="0.762cm" svg:height="0.762cm" svg:x="12.96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94cm" svg:height="0.357cm" svg:x="13.117cm" svg:y="4.00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16" draw:text-style-name="P1" draw:layer="layout" draw:type="line" svg:x1="6.916cm" svg:y1="4.061cm" svg:x2="7.574cm" svg:y2="3.699cm" draw:start-shape="id27" draw:start-glue-point="11" draw:end-shape="id1" draw:end-glue-point="7" svg:d="M6916 4061l658-362" svg:viewBox="0 0 659 363">
          <text:p/>
        </draw:connector>
        <draw:connector draw:style-name="gr17" draw:text-style-name="P1" draw:layer="layout" draw:type="line" svg:x1="6.916cm" svg:y1="4.601cm" svg:x2="7.465cm" svg:y2="4.931cm" draw:start-shape="id27" draw:start-glue-point="9" draw:end-shape="id6" draw:end-glue-point="6" svg:d="M6916 4601l549 330" svg:viewBox="0 0 550 331">
          <text:p/>
        </draw:connector>
        <draw:connector draw:style-name="gr17" draw:text-style-name="P1" draw:layer="layout" draw:type="line" svg:x1="12.415cm" svg:y1="3.3cm" svg:x2="13.076cm" svg:y2="3.861cm" draw:start-shape="id5" draw:start-glue-point="9" draw:end-shape="id28" draw:end-glue-point="5" svg:d="M12415 3300l661 561" svg:viewBox="0 0 662 562">
          <text:p/>
        </draw:connector>
        <draw:connector draw:style-name="gr17" draw:text-style-name="P1" draw:layer="layout" draw:type="line" svg:x1="12.508cm" svg:y1="4.737cm" svg:x2="13.076cm" svg:y2="4.401cm" draw:start-shape="id12" draw:start-glue-point="10" draw:end-shape="id28" draw:end-glue-point="7" svg:d="M12508 4737l568-336" svg:viewBox="0 0 569 337">
          <text:p/>
        </draw:connector>
        <draw:custom-shape draw:style-name="gr13" draw:text-style-name="P1" xml:id="id22" draw:id="id22" draw:layer="layout" svg:width="7.747cm" svg:height="4.037cm" svg:x="6.08cm" svg:y="6.8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7.747cm" svg:height="4.519cm" svg:x="6.08cm" svg:y="2.0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09T18:16:18.382075643</dc:date>
    <dc:creator>Salah Eddine</dc:creator>
    <meta:editing-duration>PT1H16M15S</meta:editing-duration>
    <meta:editing-cycles>49</meta:editing-cycles>
    <meta:generator>LibreOffice/4.2.8.2$Linux_X86_64 LibreOffice_project/42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1</mn>
          </msub>
        </mrow>
        <mo fence="true" stretchy="false">)</mo>
      </mrow>
    </msub>
    <annotation encoding="StarMath 5.0">S_( I_1 )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i>n</mi>
          </msub>
        </mrow>
        <mo fence="true" stretchy="false">)</mo>
      </mrow>
    </msub>
    <annotation encoding="StarMath 5.0">S_( I_n )</annotation>
  </semantics>
</math>
</file>

<file path=Object 15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0</mn>
          </msub>
        </mrow>
        <mo fence="true" stretchy="false">)</mo>
      </mrow>
    </msub>
    <annotation encoding="StarMath 5.0">S_(I_0)</annotation>
  </semantics>
</math>
</file>

<file path=Object 16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1</mn>
          </msub>
        </mrow>
        <mo fence="true" stretchy="false">)</mo>
      </mrow>
    </msub>
    <annotation encoding="StarMath 5.0">S_( G_1 )</annotation>
  </semantics>
</math>
</file>

<file path=Object 17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i>m</mi>
          </msub>
        </mrow>
        <mo fence="true" stretchy="false">)</mo>
      </mrow>
    </msub>
    <annotation encoding="StarMath 5.0">S_( G_m )</annotation>
  </semantics>
</math>
</file>

<file path=Object 18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0</mn>
          </msub>
        </mrow>
        <mo fence="true" stretchy="false">)</mo>
      </mrow>
    </msub>
    <annotation encoding="StarMath 5.0">S_( G_0 )</annotation>
  </semantics>
</math>
</file>

<file path=Object 1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21/content.xml><?xml version="1.0" encoding="utf-8"?>
<math xmlns="http://www.w3.org/1998/Math/MathML" display="block">
  <semantics>
    <msub>
      <mi>S</mi>
      <mi>G</mi>
    </msub>
    <annotation encoding="StarMath 5.0">S_G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n-1)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/content.xml><?xml version="1.0" encoding="utf-8"?>
<math xmlns="http://www.w3.org/1998/Math/MathML" display="block">
  <semantics>
    <msub>
      <mi>S</mi>
      <mi>m</mi>
    </msub>
    <annotation encoding="StarMath 5.0">S_m</annotation>
  </semantics>
</math>
</file>